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text-properties style:use-window-font-color="true" loext:opacity="0%"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49618" officeooo:paragraph-rsid="00149618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4pt" fo:language="en" fo:country="US" fo:font-weight="bold" officeooo:rsid="00132ceb" officeooo:paragraph-rsid="00132ceb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style:line-height-at-least="0.609cm"/>
      <style:text-properties style:font-name="Times New Roman" fo:font-size="14pt" fo:language="en" fo:country="US" officeooo:paragraph-rsid="00132ceb" style:font-size-asian="14pt" style:font-name-complex="Times New Roman2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4pt" fo:language="en" fo:country="US" fo:font-weight="normal" officeooo:rsid="00132ceb" officeooo:paragraph-rsid="00132ceb" fo:background-color="transparent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officeooo:paragraph-rsid="0013030c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22" style:family="paragraph" style:parent-style-name="Standard">
      <style:paragraph-properties fo:text-align="center" style:justify-single-word="false"/>
      <style:text-properties style:font-name="Times New Roman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/>
    </style:style>
    <style:style style:name="P2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style:font-name="Times New Roman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imes New Roman"/>
    </style:style>
    <style:style style:name="P27" style:family="paragraph" style:parent-style-name="Standard">
      <style:text-properties style:font-name="Times New Roman" fo:font-size="13pt" fo:language="en" fo:country="US" style:font-size-asian="13pt" style:font-name-complex="Times New Roman2" style:font-size-complex="13pt" style:font-weight-complex="bold"/>
    </style:style>
    <style:style style:name="P28" style:family="paragraph" style:parent-style-name="Standard">
      <style:text-properties style:font-name="Times New Roman" fo:font-size="13pt" fo:language="en" fo:country="US" fo:font-weight="bold" officeooo:rsid="00132ceb" style:font-size-asian="13pt" style:font-weight-asian="bold" style:font-name-complex="Times New Roman2" style:font-size-complex="13pt"/>
    </style:style>
    <style:style style:name="P29" style:family="paragraph" style:parent-style-name="Standard">
      <style:paragraph-properties fo:margin-top="0cm" fo:margin-bottom="0cm" style:contextual-spacing="false" style:line-height-at-least="0cm"/>
      <style:text-properties style:font-name="Times New Roman" officeooo:rsid="00132ceb" officeooo:paragraph-rsid="00132ceb" fo:background-color="transparent"/>
    </style:style>
    <style:style style:name="P30" style:family="paragraph" style:parent-style-name="Standard">
      <style:text-properties style:font-name="Times New Roman" fo:language="en" fo:country="US" fo:font-weight="bold" style:font-weight-asian="bold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132ceb" officeooo:paragraph-rsid="00132ceb" fo:background-color="transparent" style:font-weight-asian="normal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2" style:font-name-complex="Times New Roman2"/>
    </style:style>
    <style:style style:name="P38" style:family="paragraph" style:parent-style-name="Standard">
      <style:text-properties fo:color="#000000" loext:opacity="100%" style:font-name="Times New Roman" fo:font-size="13pt" fo:font-weight="normal" fo:background-color="transparent" style:font-size-asian="13pt" style:font-size-complex="13pt"/>
    </style:style>
    <style:style style:name="P39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3pt" fo:font-weight="normal" officeooo:paragraph-rsid="00132ceb" fo:background-color="transparent" style:font-size-asian="13pt" style:font-size-complex="13pt"/>
    </style:style>
    <style:style style:name="P40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normal" fo:background-color="transparent"/>
    </style:style>
    <style:style style:name="P41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normal" officeooo:paragraph-rsid="00132ceb" fo:background-color="transparent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2" style:font-size-complex="14pt"/>
    </style:style>
    <style:style style:name="P43" style:family="paragraph" style:parent-style-name="Standard">
      <style:text-properties style:font-name="Times New Roman" fo:font-size="14pt" style:font-size-asian="14pt" style:font-size-complex="14pt"/>
    </style:style>
    <style:style style:name="P44" style:family="paragraph" style:parent-style-name="List_20_Paragraph" style:list-style-name="WWNum2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5" style:family="paragraph" style:parent-style-name="List_20_Paragraph" style:list-style-name="WWNum4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6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132ceb" style:font-size-asian="14pt" style:font-weight-asian="bold" style:font-name-complex="Times New Roman2" style:font-size-complex="14pt"/>
    </style:style>
    <style:style style:name="P47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fo:language="en" fo:country="US" fo:font-weight="normal" officeooo:paragraph-rsid="00132ceb" fo:background-color="#ffff00" style:font-size-asian="14pt" style:language-asian="ru" style:country-asian="RU" style:font-weight-asian="normal" style:font-name-complex="Times New Roman2" style:font-size-complex="14pt" style:font-weight-complex="normal"/>
    </style:style>
    <style:style style:name="P48" style:family="paragraph" style:parent-style-name="List_20_Paragraph" style:list-style-name="WWNum2">
      <style:text-properties style:font-name="Times New Roman"/>
    </style:style>
    <style:style style:name="P49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50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51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32ceb"/>
    </style:style>
    <style:style style:name="P5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rsid="0013030c" officeooo:paragraph-rsid="0013030c"/>
    </style:style>
    <style:style style:name="P5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rsid="00138e87" officeooo:paragraph-rsid="00138e87"/>
    </style:style>
    <style:style style:name="P54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weight="bold" officeooo:rsid="00138e87" officeooo:paragraph-rsid="00138e87" style:font-weight-asian="bold" style:font-weight-complex="bold"/>
    </style:style>
    <style:style style:name="T1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fo:font-size="14pt" officeooo:rsid="0013030c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fo:font-size="14pt" fo:language="ru" fo:country="RU" officeooo:rsid="0015755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fo:color="#000000" loext:opacity="100%" fo:font-size="14pt" fo:language="en" fo:country="US" officeooo:rsid="0013030c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loext:opacity="100%" fo:font-size="14pt" fo:language="en" fo:country="US" officeooo:rsid="0013030c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font-size="14pt" fo:font-weight="bold" style:font-size-asian="14pt" style:font-weight-asian="bold" style:font-name-complex="Times New Roman2" style:font-size-complex="14pt"/>
    </style:style>
    <style:style style:name="T9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10" style:family="text">
      <style:text-properties fo:font-size="14pt" fo:font-weight="bold" officeooo:rsid="00183dbf" style:font-size-asian="14pt" style:font-weight-asian="bold" style:font-name-complex="Times New Roman2" style:font-size-complex="14pt"/>
    </style:style>
    <style:style style:name="T11" style:family="text">
      <style:text-properties fo:font-size="14pt" style:font-size-asian="14pt" style:font-name-complex="Times New Roman2" style:font-size-complex="14pt"/>
    </style:style>
    <style:style style:name="T12" style:family="text">
      <style:text-properties fo:font-size="14pt" officeooo:rsid="0013030c" style:font-size-asian="14pt" style:font-name-complex="Times New Roman2" style:font-size-complex="14pt"/>
    </style:style>
    <style:style style:name="T13" style:family="text">
      <style:text-properties fo:font-size="14pt" officeooo:rsid="00132ceb" style:font-size-asian="14pt" style:font-name-complex="Times New Roman2" style:font-size-complex="14pt"/>
    </style:style>
    <style:style style:name="T14" style:family="text">
      <style:text-properties fo:font-size="14pt" fo:language="en" fo:country="US" style:font-size-asian="14pt" style:font-name-complex="Times New Roman2" style:font-size-complex="14pt"/>
    </style:style>
    <style:style style:name="T15" style:family="text">
      <style:text-properties fo:font-size="14pt" fo:language="en" fo:country="US" officeooo:rsid="0013030c" style:font-size-asian="14pt" style:font-name-complex="Times New Roman2" style:font-size-complex="14pt"/>
    </style:style>
    <style:style style:name="T16" style:family="text">
      <style:text-properties fo:font-size="14pt" fo:language="en" fo:country="US" officeooo:rsid="00132ceb" style:font-size-asian="14pt" style:font-name-complex="Times New Roman2" style:font-size-complex="14pt"/>
    </style:style>
    <style:style style:name="T17" style:family="text">
      <style:text-properties fo:font-size="14pt" fo:language="en" fo:country="US" officeooo:rsid="00138e87" style:font-size-asian="14pt" style:font-name-complex="Times New Roman2" style:font-size-complex="14pt"/>
    </style:style>
    <style:style style:name="T18" style:family="text">
      <style:text-properties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9" style:family="text">
      <style:text-properties fo:font-size="14pt" fo:language="en" fo:country="US" fo:font-weight="bold" officeooo:rsid="0013030c" style:font-size-asian="14pt" style:font-weight-asian="bold" style:font-name-complex="Times New Roman2" style:font-size-complex="14pt" style:font-weight-complex="bold"/>
    </style:style>
    <style:style style:name="T20" style:family="text">
      <style:text-properties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21" style:family="text">
      <style:text-properties fo:font-weight="bold" style:font-weight-asian="bold" style:font-name-complex="Times New Roman2"/>
    </style:style>
    <style:style style:name="T22" style:family="text">
      <style:text-properties fo:font-weight="bold" officeooo:rsid="00132ceb" style:font-weight-asian="bold" style:font-name-complex="Times New Roman2"/>
    </style:style>
    <style:style style:name="T23" style:family="text">
      <style:text-properties fo:language="en" fo:country="US" fo:font-weight="bold" style:font-weight-asian="bold" style:font-name-complex="Times New Roman2"/>
    </style:style>
    <style:style style:name="T24" style:family="text">
      <style:text-properties fo:language="en" fo:country="US" fo:font-weight="bold" officeooo:rsid="00132ceb" style:font-weight-asian="bold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11"/>
      <text:p text:style-name="P11"/>
      <text:p text:style-name="P22"><text:span text:style-name="T8">Лабораторная работа №</text:span><text:span text:style-name="T10">1</text:span><text:span text:style-name="T8"> по курсу</text:span><text:span text:style-name="T9"> </text:span></text:p>
      <text:p text:style-name="P14">«Операционные системы»</text:p>
      <text:p text:style-name="P12"><text:tab/></text:p>
      <text:p text:style-name="P13">Взаимодействие между процессами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3"><text:span text:style-name="T1">Студент: </text:span><text:span text:style-name="T3"><text:s/>Слесарчук Василий Анатольевич</text:span></text:p>
      <text:p text:style-name="P24"><text:span text:style-name="T1">Группа: М8О–2</text:span><text:span text:style-name="T2">10</text:span><text:span text:style-name="T1">Б–</text:span><text:span text:style-name="T4">2</text:span><text:span text:style-name="T5">2</text:span></text:p>
      <text:p text:style-name="P24"><text:span text:style-name="T1">Вариант: </text:span><text:span text:style-name="T2">15</text:span></text:p>
      <text:p text:style-name="P32">Преподаватель: Соколов Андрей Алексеевич</text:p>
      <text:p text:style-name="P32">Оценка: __________ </text:p>
      <text:p text:style-name="P32">Дата: __________</text:p>
      <text:p text:style-name="P32">Подпись: __________</text:p>
      <text:p text:style-name="P34"/>
      <text:p text:style-name="P37"/>
      <text:p text:style-name="P37"/>
      <text:p text:style-name="P25"><text:span text:style-name="T1">Москва, 20</text:span><text:span text:style-name="T6">2</text:span><text:span text:style-name="T7">3</text:span><text:span text:style-name="T1">.</text:span></text:p>
      <text:p text:style-name="P11"/>
      <text:p text:style-name="P11"><text:soft-page-break/>Постановка задачи</text:p>
      <text:h text:style-name="P2" text:outline-level="2">Цель работы</text:h>
      <text:p text:style-name="P5">Целью является приобретение практических навыков в:</text:p>
      <text:list xml:id="list972197166" text:style-name="WWNum2">
        <text:list-item>
          <text:p text:style-name="P44">Работе с несколькими процессами</text:p>
        </text:list-item>
        <text:list-item>
          <text:p text:style-name="P48"><text:span text:style-name="T11">Создание программ, </text:span><text:span text:style-name="T12">которые используют межпроцессное взаимодействие</text:span></text:p>
        </text:list-item>
      </text:list>
      <text:h text:style-name="P2" text:outline-level="2">Задание</text:h>
      <text:p text:style-name="P3">Требуется написать программу, которая создает дочерний процесс взаимодействует с ним и проверяет, начинается ли входящая строка с большой буквы. Если да, результат записывается в файл.</text:p>
      <text:p text:style-name="P6">В конечном итоге, программа должна состоять из следующих частей:</text:p>
      <text:list xml:id="list2935528787" text:style-name="WWNum4">
        <text:list-item>
          <text:p text:style-name="P45">Программа родительского процесса</text:p>
        </text:list-item>
        <text:list-item>
          <text:p text:style-name="P45">Программа дочернего процесса</text:p>
        </text:list-item>
        <text:list-item>
          <text:p text:style-name="P45">Библиотечный файл с функциями записи и чтения в/из потока</text:p>
        </text:list-item>
      </text:list>
      <text:p text:style-name="P26"><text:span text:style-name="T1">Провести анализ </text:span><text:span text:style-name="T2">работы программы</text:span></text:p>
      <text:p text:style-name="P35"/>
      <text:p text:style-name="P9">Общие сведения о программе</text:p>
      <text:p text:style-name="P20"><text:span text:style-name="T11">Программа компилируется </text:span><text:span text:style-name="T15">при помощи Makefile</text:span><text:span text:style-name="T11">. Также используется заголовочные файлы: iostream,</text:span><text:span text:style-name="T12"> s</text:span><text:span text:style-name="T11">tring, stdio.h, unistd.h, cstdlib, sys/wait.h, stream, fcntl.h, sys/stat.h. В программе используются следующие системные вызовы:</text:span></text:p>
      <text:list xml:id="list3357826737" text:style-name="WWNum1">
        <text:list-item>
          <text:p text:style-name="P49"><text:span text:style-name="T19">read</text:span><text:span text:style-name="T11"> – </text:span><text:span text:style-name="T12">читает из потока f в переменную s n байт.</text:span></text:p>
        </text:list-item>
        <text:list-item>
          <text:p text:style-name="P52"><text:span text:style-name="T18">write</text:span><text:span text:style-name="T9"> </text:span><text:span text:style-name="T11">– записывает в поток f значение переменной s размером в n байт.</text:span></text:p>
        </text:list-item>
        <text:list-item>
          <text:p text:style-name="P49"><text:span text:style-name="T19">execl</text:span><text:span text:style-name="T9"> </text:span><text:span text:style-name="T11">– </text:span><text:span text:style-name="T12">подменяет образ текущего процесса процессом proc, и отправляет на вход proc входные данные arg1, agr2,…</text:span></text:p>
        </text:list-item>
        <text:list-item>
          <text:p text:style-name="P53"><text:span text:style-name="T19">f</text:span><text:span text:style-name="T18">ork –</text:span><text:span text:style-name="T20"> создает новый дочерний процесс. Возвращает pid.</text:span></text:p>
        </text:list-item>
        <text:list-item>
          <text:p text:style-name="P54"><text:span text:style-name="T14">pipe –</text:span><text:span text:style-name="T20"> создает новый pipe. Возвращает файловые дескрипторы fd1 и fd2 на чтение и запись соответственно.</text:span></text:p>
        </text:list-item>
      </text:list>
      <text:p text:style-name="P21"><text:span text:style-name="T8">Общий метод и алгоритм решения</text:span><text:span text:style-name="T11">.</text:span></text:p>
      <text:p text:style-name="P7">Для реализации поставленной задачи необходимо:</text:p>
      <text:list xml:id="list3115590200" text:style-name="WWNum5">
        <text:list-item>
          <text:p text:style-name="P50"><text:span text:style-name="T11">Изучить принципы работы </text:span><text:span text:style-name="T13">write, read, exec*.</text:span></text:p>
        </text:list-item>
        <text:list-item>
          <text:p text:style-name="P50"><text:span text:style-name="T11">Написать </text:span><text:span text:style-name="T13">программу дочернего и родительского процессов.</text:span></text:p>
        </text:list-item>
        <text:list-item>
          <text:p text:style-name="P51"><text:soft-page-break/><text:span text:style-name="T11">Организовать простейший командный интерфейс в файлах </text:span><text:span text:style-name="T16">parent</text:span><text:span text:style-name="T11">.</text:span><text:span text:style-name="T14">c</text:span><text:span text:style-name="T16">pp</text:span><text:span text:style-name="T11"> и </text:span><text:span text:style-name="T13">son.</text:span><text:span text:style-name="T14">c</text:span><text:span text:style-name="T16">pp</text:span></text:p>
          <text:p text:style-name="P46">Основные файлы программы</text:p>
        </text:list-item>
        <text:list-item>
          <text:p text:style-name="P47"/>
        </text:list-item>
      </text:list>
      <text:p text:style-name="P8"><text:span text:style-name="T22">parent</text:span><text:span text:style-name="T21">.</text:span><text:span text:style-name="T23">c</text:span><text:span text:style-name="T24">pp</text:span><text:span text:style-name="T21">:</text:span></text:p>
      <text:p text:style-name="P38">#include "WriteRead.h"</text:p>
      <text:p text:style-name="P38"/>
      <text:p text:style-name="P38">#define READ 0</text:p>
      <text:p text:style-name="P38">#define WRITE 1</text:p>
      <text:p text:style-name="P38"/>
      <text:p text:style-name="P38">int main() {</text:p>
      <text:p text:style-name="P38"><text:s text:c="4"/>int pipe_fd1[2];</text:p>
      <text:p text:style-name="P38"><text:s text:c="4"/>int pipe_fd2[2];</text:p>
      <text:p text:style-name="P38"><text:s text:c="4"/>WriteString(STDOUT_FILENO, "Type the name of file: \n");</text:p>
      <text:p text:style-name="P38"><text:s text:c="4"/>int fd_file;</text:p>
      <text:p text:style-name="P38"><text:s text:c="4"/>mode_t mode = S_IRWXU;</text:p>
      <text:p text:style-name="P38"><text:tab/>int flags = O_WRONLY | O_CREAT | O_APPEND;</text:p>
      <text:p text:style-name="P38"><text:s text:c="4"/>if ((fd_file = open(ScanString(STDIN_FILENO).c_str(), flags, mode)) &lt; 0) {</text:p>
      <text:p text:style-name="P38"><text:s text:c="8"/>WriteString(STDOUT_FILENO, "File isn't opened\n");</text:p>
      <text:p text:style-name="P38"><text:s text:c="8"/>perror("file");</text:p>
      <text:p text:style-name="P38"><text:s text:c="4"/>}</text:p>
      <text:p text:style-name="P38"><text:s text:c="4"/>if (pipe(pipe_fd1) == -1) {</text:p>
      <text:p text:style-name="P38"><text:s text:c="8"/>perror("pipe");</text:p>
      <text:p text:style-name="P38"><text:s text:c="8"/>return -1;</text:p>
      <text:p text:style-name="P38"><text:s text:c="4"/>}</text:p>
      <text:p text:style-name="P38"><text:s text:c="4"/>if (pipe(pipe_fd2) == -1) {</text:p>
      <text:p text:style-name="P38"><text:s text:c="8"/>perror("pipe");</text:p>
      <text:p text:style-name="P38"><text:s text:c="8"/>return -1;</text:p>
      <text:p text:style-name="P38"><text:s text:c="4"/>}</text:p>
      <text:p text:style-name="P38"><text:s text:c="4"/>pid_t pid = fork();</text:p>
      <text:p text:style-name="P38"><text:soft-page-break/><text:s text:c="4"/>if (pid == 0) {</text:p>
      <text:p text:style-name="P38"><text:s text:c="8"/>close(pipe_fd2[READ]);</text:p>
      <text:p text:style-name="P38"><text:s text:c="8"/>close(pipe_fd1[WRITE]);</text:p>
      <text:p text:style-name="P38"><text:s text:c="8"/>dup2(pipe_fd2[WRITE], STDERR_FILENO);</text:p>
      <text:p text:style-name="P38"><text:s text:c="8"/>dup2(pipe_fd1[READ], STDIN_FILENO);</text:p>
      <text:p text:style-name="P38"><text:s text:c="8"/>dup2(fd_file, STDOUT_FILENO);</text:p>
      <text:p text:style-name="P38"><text:s text:c="8"/>execl("son.out", "son.out", NULL);</text:p>
      <text:p text:style-name="P38"><text:s text:c="4"/>} else if (pid &gt; 0) {</text:p>
      <text:p text:style-name="P38"><text:s text:c="8"/>std::string input;</text:p>
      <text:p text:style-name="P38"><text:s text:c="8"/>close(pipe_fd1[READ]);</text:p>
      <text:p text:style-name="P38"><text:s text:c="8"/>close(pipe_fd2[WRITE]);</text:p>
      <text:p text:style-name="P38"><text:s text:c="8"/>WriteString(STDOUT_FILENO, "Type string to check: \n");</text:p>
      <text:p text:style-name="P38"><text:s text:c="8"/>WriteString(pipe_fd1[WRITE], ScanString(STDIN_FILENO));</text:p>
      <text:p text:style-name="P38"><text:s text:c="8"/>WriteString(STDOUT_FILENO, ScanString(pipe_fd2[READ]));</text:p>
      <text:p text:style-name="P38"><text:s text:c="8"/>wait(NULL);</text:p>
      <text:p text:style-name="P38"><text:s text:c="8"/>close(pipe_fd1[WRITE]);</text:p>
      <text:p text:style-name="P38"><text:s text:c="8"/>close(pipe_fd2[READ]);</text:p>
      <text:p text:style-name="P38"><text:s text:c="4"/>} else {</text:p>
      <text:p text:style-name="P38"><text:s text:c="8"/>perror("fork");</text:p>
      <text:p text:style-name="P38"><text:s text:c="8"/>return -1;</text:p>
      <text:p text:style-name="P38"><text:s text:c="4"/>}</text:p>
      <text:p text:style-name="P38">}</text:p>
      <text:p text:style-name="P8"><text:span text:style-name="T24"/></text:p>
      <text:p text:style-name="P27">#include "WriteRead.h"</text:p>
      <text:p text:style-name="P27"/>
      <text:p text:style-name="P27">int main() {</text:p>
      <text:p text:style-name="P27"><text:s text:c="4"/>std::string line;</text:p>
      <text:p text:style-name="P27"><text:s text:c="4"/>line = ScanString(STDIN_FILENO);</text:p>
      <text:p text:style-name="P27"><text:s text:c="4"/>if (isupper(line[0])) {</text:p>
      <text:p text:style-name="P27"><text:s text:c="8"/>WriteString(STDOUT_FILENO, line);</text:p>
      <text:p text:style-name="P27"><text:soft-page-break/><text:s text:c="8"/>WriteString(STDERR_FILENO, "String is valid, check the file\n");</text:p>
      <text:p text:style-name="P27"><text:s text:c="4"/>} else {</text:p>
      <text:p text:style-name="P27"><text:s text:c="8"/>WriteString(STDERR_FILENO, "String is not valid\n");</text:p>
      <text:p text:style-name="P27"><text:s text:c="4"/>}</text:p>
      <text:p text:style-name="P27">}</text:p>
      <text:p text:style-name="P15">WriteRead.cpp</text:p>
      <text:p text:style-name="P38">#include "WriteRead.h"</text:p>
      <text:p text:style-name="P38"/>
      <text:p text:style-name="P38">std::string ScanString(int stream) {</text:p>
      <text:p text:style-name="P38"><text:s text:c="4"/>char c;</text:p>
      <text:p text:style-name="P38"><text:s text:c="4"/>std::string line;</text:p>
      <text:p text:style-name="P38"><text:s text:c="4"/>while (1) {</text:p>
      <text:p text:style-name="P38"><text:s text:c="8"/>if (c == '\n') break;</text:p>
      <text:p text:style-name="P38"><text:s text:c="8"/>read(stream, &amp;c, sizeof(char));</text:p>
      <text:p text:style-name="P38"><text:s text:c="8"/>line.push_back(c);</text:p>
      <text:p text:style-name="P38"><text:s text:c="4"/>}</text:p>
      <text:p text:style-name="P38"><text:s text:c="4"/>return line;</text:p>
      <text:p text:style-name="P38">}</text:p>
      <text:p text:style-name="P38"/>
      <text:p text:style-name="P38">void WriteString(int stream, std::string line) {</text:p>
      <text:p text:style-name="P38"><text:s text:c="4"/>write(stream, line.c_str(), line.size());</text:p>
      <text:p text:style-name="P38">}</text:p>
      <text:p text:style-name="P36">WriteRead.h</text:p>
      <text:p text:style-name="P39">#pragma once</text:p>
      <text:p text:style-name="P39">#include &lt;iostream&gt;</text:p>
      <text:p text:style-name="P39">#include &lt;string&gt;</text:p>
      <text:p text:style-name="P39">#include "stdio.h"</text:p>
      <text:p text:style-name="P39">#include "unistd.h"</text:p>
      <text:p text:style-name="P39">#include &lt;cstdlib&gt;</text:p>
      <text:p text:style-name="P39">#include "sys/wait.h"</text:p>
      <text:p text:style-name="P39">#include &lt;fstream&gt;</text:p>
      <text:p text:style-name="P39">#include &lt;fcntl.h&gt;</text:p>
      <text:p text:style-name="P39">#include &lt;sys/stat.h&gt;</text:p>
      <text:p text:style-name="P39"><text:soft-page-break/></text:p>
      <text:p text:style-name="P39">void WriteString(int stream, std::string line);</text:p>
      <text:p text:style-name="P39">std::string ScanString(int stream);</text:p>
      <text:p text:style-name="P41"/>
      <text:p text:style-name="P40"/>
      <text:p text:style-name="P18"/>
      <text:p text:style-name="P18"/>
      <text:p text:style-name="P18"/>
      <text:p text:style-name="P16">Пример работы</text:p>
      <text:p text:style-name="P17">1. test1:</text:p>
      <text:p text:style-name="P29"><text:span text:style-name="T20"><text:tab/></text:span><text:span text:style-name="T18">Input:</text:span><text:span text:style-name="T20"> res1.txt</text:span></text:p>
      <text:p text:style-name="P19"><text:tab/><text:tab/> <text:s/>Abcd ABcd asdmfl</text:p>
      <text:p text:style-name="P19"/>
      <text:p text:style-name="P29"><text:span text:style-name="T20"><text:tab/></text:span><text:span text:style-name="T18">Output: </text:span><text:span text:style-name="T20">String is valid, check the file</text:span></text:p>
      <text:p text:style-name="P19"><text:tab/><text:tab/> <text:s text:c="4"/>Abcd ABcd asdmfl</text:p>
      <text:p text:style-name="P17">2. test2:</text:p>
      <text:p text:style-name="P29"><text:span text:style-name="T20"><text:tab/></text:span><text:span text:style-name="T18">Input:</text:span><text:span text:style-name="T20"> res2.txt</text:span></text:p>
      <text:p text:style-name="P19"><text:tab/><text:tab/> <text:s/>gogogogogo gogogogo everton</text:p>
      <text:p text:style-name="P19"/>
      <text:p text:style-name="P29"><text:span text:style-name="T20"><text:tab/></text:span><text:span text:style-name="T18">Output: </text:span><text:span text:style-name="T20">String is not valid</text:span></text:p>
      <text:p text:style-name="P17">3. test3:</text:p>
      <text:p text:style-name="P29"><text:span text:style-name="T20"><text:tab/></text:span><text:span text:style-name="T18">Input:</text:span><text:span text:style-name="T20"> res3.txt</text:span></text:p>
      <text:p text:style-name="P19"><text:tab/><text:tab/> <text:s/></text:p>
      <text:p text:style-name="P19"/>
      <text:p text:style-name="P29"><text:span text:style-name="T20"><text:tab/></text:span><text:span text:style-name="T18">Output: </text:span><text:span text:style-name="T20">String is not valid</text:span></text:p>
      <text:p text:style-name="P17">4. test3:</text:p>
      <text:p text:style-name="P29"><text:span text:style-name="T20"><text:tab/></text:span><text:span text:style-name="T18">Input:</text:span><text:span text:style-name="T20"> res4.txt</text:span></text:p>
      <text:p text:style-name="P19"><text:tab/><text:tab/> <text:s/>123 Abcd Abcd djdjdjjd</text:p>
      <text:p text:style-name="P19"><text:tab/><text:tab/> <text:s/></text:p>
      <text:p text:style-name="P29"><text:span text:style-name="T20"><text:tab/></text:span><text:span text:style-name="T18">Output: </text:span><text:span text:style-name="T20">String is not valid<text:tab/><text:tab/><text:tab/><text:tab/> <text:s text:c="2"/></text:span></text:p>
      <text:p text:style-name="P30"/>
      <text:p text:style-name="P10">Вывод</text:p>
      <text:p text:style-name="P31"><text:span text:style-name="T14">При выполнении данной лабораторной работы я научился работать с несколькими процессами. </text:span><text:span text:style-name="T17">Обучился межпроцессному взаимодействию при помощи именнованных каналов pipe. Понял, что под scanf, printf, cin, cout лежат системные вызовы write и read. Научился отлаживать программы при помощи strace. Написал собственную программу использующую несколько процессов и каналы pip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4-02-26T08:46:27.272396589</dc:date>
    <meta:editing-cycles>67</meta:editing-cycles>
    <meta:editing-duration>PT11H33M8S</meta:editing-duration>
    <meta:generator>LibreOffice/7.3.7.2$Linux_X86_64 LibreOffice_project/30$Build-2</meta:generator>
    <meta:document-statistic meta:table-count="0" meta:image-count="0" meta:object-count="0" meta:page-count="6" meta:paragraph-count="148" meta:word-count="580" meta:character-count="4880" meta:non-whitespace-character-count="40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